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6ab8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77274a0" officeooo:paragraph-rsid="01d9db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paragraph-rsid="0139f8e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paragraph-rsid="016b08c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77274a0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style:text-underline-style="none" fo:font-weight="normal" officeooo:rsid="05272449" officeooo:paragraph-rsid="01b3acb8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style:text-underline-style="none" fo:font-weight="normal" officeooo:rsid="02e5ade6" officeooo:paragraph-rsid="018ed95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ca9fb" officeooo:paragraph-rsid="01ca361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7cacfc" officeooo:paragraph-rsid="01ddc0c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81027b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ee125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3a282c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6b08ca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6abe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ca3616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2" fo:font-size="10pt" fo:language="nl" fo:country="NL" officeooo:paragraph-rsid="0183b5ef" fo:background-color="transparent" style:font-size-asian="10pt" style:language-asian="nl" style:country-asian="NL" style:font-name-complex="Bitstream Vera Sans" style:font-size-complex="10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2" fo:font-size="10pt" fo:language="nl" fo:country="NL" officeooo:paragraph-rsid="01b3acb8" fo:background-color="transparent" style:font-size-asian="10pt" style:language-asian="nl" style:country-asian="NL" style:font-name-complex="Bitstream Vera Sans" style:font-size-complex="10pt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2" fo:font-size="12pt" officeooo:paragraph-rsid="01ce568e" style:font-size-asian="12pt" style:font-size-complex="12pt"/>
    </style:style>
    <style:style style:name="P2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2" fo:font-size="12pt" officeooo:paragraph-rsid="01cfeca9" style:font-size-asian="12pt" style:font-size-complex="12pt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2" fo:font-size="12pt" fo:letter-spacing="normal" fo:language="nl" fo:country="NL" fo:font-style="normal" style:text-underline-style="none" fo:font-weight="normal" officeooo:rsid="01cca9fb" officeooo:paragraph-rsid="01ce56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fa907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20f8f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60f81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e3284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37af3" fo:hyphenate="false" fo:hyphenation-remain-char-count="2" fo:hyphenation-push-char-count="2" loext:hyphenation-no-caps="false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2a294" officeooo:paragraph-rsid="01f1276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4" style:family="paragraph" style:parent-style-name="Standard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2d536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font-size="12pt" officeooo:paragraph-rsid="01dee125" style:font-size-asian="12pt" style:font-size-complex="12pt"/>
    </style:style>
    <style:style style:name="P36" style:family="paragraph" style:parent-style-name="Standard">
      <style:text-properties officeooo:paragraph-rsid="01dee125"/>
    </style:style>
    <style:style style:name="P37" style:family="paragraph" style:parent-style-name="Standard">
      <style:text-properties officeooo:paragraph-rsid="01e48f74"/>
    </style:style>
    <style:style style:name="P38" style:family="paragraph" style:parent-style-name="Standard">
      <style:text-properties fo:font-style="italic" officeooo:rsid="05fe4687" officeooo:paragraph-rsid="01ddc0c1" style:font-style-asian="italic" style:font-style-complex="italic"/>
    </style:style>
    <style:style style:name="P3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c8a1e2"/>
    </style:style>
    <style:style style:name="P4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bold" officeooo:rsid="018ed953" officeooo:paragraph-rsid="018ed95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2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3" style:family="paragraph" style:parent-style-name="Standard" style:list-style-name="L1">
      <style:text-properties fo:font-weight="bold" officeooo:paragraph-rsid="0189d6f0" style:font-weight-asian="bold" style:font-weight-complex="bold"/>
    </style:style>
    <style:style style:name="P4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53e1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7c529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a84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b6e0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3be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f1e8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eddd6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b36d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c86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adfb2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5c0a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e757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e809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d0936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c34a6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bb6e0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c3bea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f1e85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eddd6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48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9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1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53" style:family="text">
      <style:text-properties fo:color="#000000" style:text-line-through-style="none" style:text-line-through-type="none" fo:language="nl" fo:country="NL" fo:font-style="normal" style:text-underline-style="none" officeooo:rsid="0172e4a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4" style:family="text">
      <style:text-properties fo:color="#000000" style:text-line-through-style="none" style:text-line-through-type="none" fo:language="nl" fo:country="NL" fo:font-style="normal" style:text-underline-style="none" officeooo:rsid="017c0c0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5" style:family="text">
      <style:text-properties fo:color="#000000" style:text-line-through-style="none" style:text-line-through-type="none" fo:language="nl" fo:country="NL" fo:font-style="normal" style:text-underline-style="none" officeooo:rsid="017c5295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6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7" style:family="text">
      <style:text-properties fo:color="#000000" style:text-line-through-style="none" style:text-line-through-type="none" fo:language="nl" fo:country="NL" fo:font-style="normal" style:text-underline-style="none" officeooo:rsid="017c5295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8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style:text-line-through-style="none" style:text-line-through-type="none" fo:language="nl" fo:country="NL" fo:font-style="normal" style:text-underline-style="none" officeooo:rsid="01d0936d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1d202c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2" style:family="text">
      <style:text-properties fo:color="#000000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color="#000000" style:font-name="Ubuntu2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style:font-name="Ubuntu2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style:font-name="Ubuntu2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style:font-name="Ubuntu2" fo:font-size="12pt" fo:language="nl" fo:country="NL" fo:font-weight="normal" officeooo:rsid="014157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style:font-name="Ubuntu2" fo:font-size="12pt" fo:language="nl" fo:country="NL" fo:font-weight="normal" officeooo:rsid="01515a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style:font-name="Ubuntu2" fo:font-size="12pt" fo:language="nl" fo:country="NL" fo:font-weight="normal" officeooo:rsid="016fb7a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style:font-name="Ubuntu2" fo:font-size="12pt" fo:language="nl" fo:country="NL" fo:font-weight="normal" officeooo:rsid="017b47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style:font-name="Ubuntu2" fo:font-size="12pt" fo:language="nl" fo:country="NL" fo:font-weight="normal" officeooo:rsid="018d525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style:font-name="Ubuntu2" fo:font-size="12pt" fo:language="nl" fo:country="NL" fo:font-weight="normal" officeooo:rsid="01952a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style:font-name="Ubuntu2" fo:font-size="12pt" fo:language="nl" fo:country="NL" fo:font-weight="normal" officeooo:rsid="01acaa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style:font-name="Ubuntu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style:font-name="Ubuntu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76" style:family="text">
      <style:text-properties fo:color="#000000" fo:font-size="12pt" style:text-underline-style="none" fo:font-weight="normal" officeooo:rsid="02e5ade6" style:font-size-asian="12pt" style:font-weight-asian="normal" style:font-size-complex="12pt" style:font-weight-complex="normal"/>
    </style:style>
    <style:style style:name="T77" style:family="text">
      <style:text-properties fo:color="#000000" fo:font-size="12pt" style:text-underline-style="none" fo:font-weight="normal" officeooo:rsid="0154e886" style:font-size-asian="12pt" style:font-weight-asian="normal" style:font-size-complex="12pt" style:font-weight-complex="normal"/>
    </style:style>
    <style:style style:name="T78" style:family="text">
      <style:text-properties fo:color="#000000" fo:font-size="12pt" style:text-underline-style="none" fo:font-weight="normal" officeooo:rsid="0183b5ef" style:font-size-asian="12pt" style:font-weight-asian="normal" style:font-size-complex="12pt" style:font-weight-complex="normal"/>
    </style:style>
    <style:style style:name="T79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0" style:family="text">
      <style:text-properties fo:color="#000000" fo:language="nl" fo:country="NL" fo:font-weight="normal" officeooo:rsid="013de03b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1" style:family="text">
      <style:text-properties fo:color="#000000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2" style:family="text">
      <style:text-properties fo:color="#000000" fo:language="nl" fo:country="NL" fo:font-weight="normal" officeooo:rsid="013fc4b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3" style:family="text">
      <style:text-properties fo:color="#000000" fo:language="nl" fo:country="NL" fo:font-weight="normal" officeooo:rsid="01706bea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4" style:family="text">
      <style:text-properties fo:color="#000000" fo:language="nl" fo:country="NL" fo:font-weight="normal" officeooo:rsid="0171dd7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5" style:family="text">
      <style:text-properties style:text-line-through-style="none" style:text-line-through-type="none" style:font-name="Ubuntu2" fo:font-size="12pt" style:text-underline-style="none" style:font-name-asian="DejaVu Sans1" style:font-size-asian="12pt" style:font-size-complex="12pt"/>
    </style:style>
    <style:style style:name="T86" style:family="text">
      <style:text-properties style:use-window-font-color="true" fo:font-size="12pt" style:text-underline-style="none" fo:font-weight="normal" officeooo:rsid="011636da" style:font-size-asian="12pt" style:font-weight-asian="normal" style:font-size-complex="12pt" style:font-weight-complex="normal"/>
    </style:style>
    <style:style style:name="T87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font-size="12pt" style:font-size-asian="12pt" style:font-size-complex="12pt"/>
    </style:style>
    <style:style style:name="T93" style:family="text">
      <style:text-properties fo:font-variant="normal" fo:text-transform="none" fo:color="#000000" style:text-line-through-style="none" style:text-line-through-type="none" style:font-name="Ubuntu2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font-name="Ubuntu2" fo:font-size="12pt" fo:letter-spacing="normal" fo:language="nl" fo:country="NL" fo:font-style="normal" style:text-underline-style="none" fo:font-weight="normal" officeooo:rsid="01ce568e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7" style:family="text">
      <style:text-properties fo:font-variant="normal" fo:text-transform="none" fo:color="#000000" style:text-line-through-style="none" style:text-line-through-type="none" style:font-name="Ubuntu3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1" style:font-size-asian="10pt" style:language-asian="nl" style:country-asian="NL" style:font-style-asian="normal" style:font-weight-asian="normal" style:font-name-complex="Arial Unicode MS1" style:font-size-complex="10pt" style:language-complex="nl" style:country-complex="NL" style:font-style-complex="normal" style:font-weight-complex="normal"/>
    </style:style>
    <style:style style:name="T98" style:family="text">
      <style:text-properties officeooo:rsid="01be8095"/>
    </style:style>
    <style:style style:name="T99" style:family="text">
      <style:text-properties officeooo:rsid="01bfd991"/>
    </style:style>
    <style:style style:name="T100" style:family="text">
      <style:text-properties officeooo:rsid="0172e4a7"/>
    </style:style>
    <style:style style:name="T101" style:family="text">
      <style:text-properties officeooo:rsid="01b1b55e"/>
    </style:style>
    <style:style style:name="T102" style:family="text">
      <style:text-properties officeooo:rsid="01b3a209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span text:style-name="Strong_20_Emphasis"><text:span text:style-name="T66">C</text:span></text:span><text:span text:style-name="Strong_20_Emphasis"><text:span text:style-name="T62">hecklist voor </text:span></text:span><text:span text:style-name="Strong_20_Emphasis"><text:span text:style-name="T73">de installatie</text:span></text:span><text:span text:style-name="Strong_20_Emphasis"><text:span text:style-name="T62"> van </text:span></text:span><text:reference-mark-start text:name="Distributie"/><text:span text:style-name="Strong_20_Emphasis"><text:span text:style-name="T67">Ubunt</text:span></text:span><text:span text:style-name="Strong_20_Emphasis"><text:span text:style-name="T69">u</text:span></text:span><text:reference-mark-end text:name="Distributie"/><text:span text:style-name="Strong_20_Emphasis"><text:span text:style-name="T67"> </text:span></text:span><text:reference-mark-start text:name="Versie"/><text:span text:style-name="Strong_20_Emphasis"><text:span text:style-name="T72">20</text:span></text:span><text:span text:style-name="Strong_20_Emphasis"><text:span text:style-name="T67">.</text:span></text:span><text:span text:style-name="Strong_20_Emphasis"><text:span text:style-name="T70">04 LTS</text:span></text:span><text:reference-mark-end text:name="Versie"/><text:span text:style-name="Strong_20_Emphasis"><text:span text:style-name="T62"> </text:span></text:span><text:reference-mark-start text:name="Editie"/><text:span text:style-name="Strong_20_Emphasis"><text:span text:style-name="T63">desktop</text:span></text:span><text:reference-mark-end text:name="Editie"/><text:span text:style-name="Strong_20_Emphasis"><text:span text:style-name="T64"> </text:span></text:span><text:span text:style-name="Strong_20_Emphasis"><text:span text:style-name="T62">op </text:span></text:span><text:reference-mark-start text:name="Computernaam"/><text:span text:style-name="Strong_20_Emphasis"><text:span text:style-name="T71">pc-van-e</text:span></text:span><text:span text:style-name="Strong_20_Emphasis"><text:span text:style-name="T68">lla</text:span></text:span><text:reference-mark-end text:name="Computernaam"/><text:span text:style-name="T65">.</text:span></text:p>
      <text:p text:style-name="P12"/>
      <text:p text:style-name="P2"><text:span text:style-name="T3">Kijk op</text:span><text:span text:style-name="T62"> </text:span><text:a xlink:type="simple" xlink:href="https://karelzimmer.nl/" text:style-name="Internet_20_link" text:visited-style-name="Visited_20_Internet_20_Link"><text:span text:style-name="Internet_20_link"><text:span text:style-name="T88">karelzimmer.nl</text:span></text:span></text:a><text:span text:style-name="T62"> </text:span><text:span text:style-name="T5">voor</text:span><text:span text:style-name="T4"> </text:span><text:span text:style-name="T87">deze en andere </text:span><text:span text:style-name="T6">checklists, scripts, en overige bestanden.</text:span></text:p>
      <text:p text:style-name="P34"/>
      <text:p text:style-name="P38"><text:span text:style-name="T49">D</text:span><text:span text:style-name="T48">it is een invulbare PD</text:span><text:span text:style-name="T50">F</text:span><text:span text:style-name="T48"> met keuzevakken; </text:span><text:span text:style-name="T51">a</text:span><text:span text:style-name="T48">fdrukken is niet noodzakelijk.</text:span></text:p>
      <text:p text:style-name="P13"><text:span text:style-name="Strong_20_Emphasis"><text:span text:style-name="T74"/></text:span></text:p>
      <text:p text:style-name="P13"><text:span text:style-name="Strong_20_Emphasis"><text:span text:style-name="T74"/></text:span></text:p>
      <text:p text:style-name="P18"><text:span text:style-name="Definition"><text:span text:style-name="T90">g</text:span></text:span><text:span text:style-name="Definition"><text:span text:style-name="T89">ebruiker</text:span></text:span><text:span text:style-name="T62"><text:tab/><text:tab/><text:tab/></text:span><text:span text:style-name="User_20_Entry"><text:span text:style-name="T83">Ella </text:span></text:span><text:span text:style-name="User_20_Entry"><text:span text:style-name="T84">So</text:span></text:span><text:span text:style-name="User_20_Entry"><text:span text:style-name="T80">e</text:span></text:span><text:span text:style-name="User_20_Entry"><text:span text:style-name="T84">tekouw</text:span></text:span></text:p>
      <text:p text:style-name="P19"><text:span text:style-name="Definition"><text:span text:style-name="T90">g</text:span></text:span><text:span text:style-name="Definition"><text:span text:style-name="T89">ebruikersnaam</text:span></text:span><text:span text:style-name="T62"><text:tab/></text:span><text:span text:style-name="User_20_Entry"><text:span text:style-name="T84">ella</text:span></text:span></text:p>
      <text:p text:style-name="P21"><text:span text:style-name="Definition"><text:span text:style-name="T90">c</text:span></text:span><text:span text:style-name="Definition"><text:span text:style-name="T89">omputernaam<text:tab/></text:span></text:span><text:span text:style-name="User_20_Entry"><text:span text:style-name="T79"><text:reference-ref text:reference-format="text" text:ref-name="Computernaam">pc-van-ella</text:reference-ref></text:span></text:span></text:p>
      <text:p text:style-name="P20"><text:span text:style-name="Definition"><text:span text:style-name="T90">o</text:span></text:span><text:span text:style-name="Definition"><text:span text:style-name="T91">pstartmenu</text:span></text:span><text:span text:style-name="T62"><text:tab/><text:tab/></text:span><text:span text:style-name="User_20_Entry"><text:span text:style-name="T81">F12</text:span></text:span></text:p>
      <text:p text:style-name="P20"><text:span text:style-name="Definition"><text:span text:style-name="T90">i</text:span></text:span><text:span text:style-name="Definition"><text:span text:style-name="T91">nstellingen</text:span></text:span><text:span text:style-name="T62"><text:tab/><text:tab/></text:span><text:span text:style-name="User_20_Entry"><text:span text:style-name="T82">F2</text:span></text:span></text:p>
      <text:p text:style-name="P7"><text:span text:style-name="Definition"><text:span text:style-name="T90"/></text:span></text:p>
      <text:p text:style-name="P6"/>
      <text:list xml:id="list527463980" text:style-name="L1">
        <text:list-item>
          <text:p text:style-name="P43"><text:span text:style-name="T92">Installatie voorbereiden</text:span></text:p>
        </text:list-item>
      </text:list>
      <text:p text:style-name="P3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6"><text:span text:style-name="Strong_20_Emphasis"><text:span text:style-name="T27"><text:s/></text:span></text:span><text:span text:style-name="Strong_20_Emphasis"><text:span text:style-name="T34"><draw:control text:anchor-type="as-char" draw:z-index="3" draw:name="Vorm1" draw:style-name="gr1" draw:text-style-name="P44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28"><text:span text:style-name="Strong_20_Emphasis"><text:span text:style-name="T28">Volg </text:span></text:span><text:span text:style-name="Strong_20_Emphasis"><text:span text:style-name="T29">de stappen in </text:span></text:span><text:span text:style-name="Strong_20_Emphasis"><text:span text:style-name="T30">Checklist installatie </text:span></text:span><text:span text:style-name="Strong_20_Emphasis"><text:span text:style-name="T30"><text:reference-ref text:reference-format="text" text:ref-name="Distributie">Ubuntu</text:reference-ref></text:span></text:span><text:span text:style-name="Strong_20_Emphasis"><text:span text:style-name="T30"><text:s/></text:span></text:span><text:span text:style-name="Strong_20_Emphasis"><text:span text:style-name="T30"><text:reference-ref text:reference-format="text" text:ref-name="Versie">20.04 LTS</text:reference-ref></text:span></text:span><text:span text:style-name="Strong_20_Emphasis"><text:span text:style-name="T30"><text:s/></text:span></text:span><text:span text:style-name="Strong_20_Emphasis"><text:span text:style-name="T30"><text:reference-ref text:reference-format="text" text:ref-name="Editie">desktop</text:reference-ref></text:span></text:span><text:span text:style-name="Strong_20_Emphasis"><text:span text:style-name="T30">.</text:span></text:span></text:p>
          </table:table-cell>
        </table:table-row>
      </table:table>
      <text:p text:style-name="P14"/>
      <text:p text:style-name="P4"/>
      <text:list xml:id="list84446927873678" text:continue-numbering="true" text:style-name="L1">
        <text:list-item>
          <text:p text:style-name="P41">Installatie uitvoeren</text:p>
        </text:list-item>
      </text:list>
      <text:p text:style-name="P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6"><text:span text:style-name="Strong_20_Emphasis"><text:span text:style-name="T27"><text:s/></text:span></text:span><text:span text:style-name="Strong_20_Emphasis"><text:span text:style-name="T34"><draw:control text:anchor-type="as-char" draw:z-index="2" draw:name="Vorm2" draw:style-name="gr1" draw:text-style-name="P44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28"><text:span text:style-name="Strong_20_Emphasis"><text:span text:style-name="T28">Volg </text:span></text:span><text:span text:style-name="Strong_20_Emphasis"><text:span text:style-name="T29">de stappen in </text:span></text:span><text:span text:style-name="Strong_20_Emphasis"><text:span text:style-name="T30">Checklist installatie </text:span></text:span><text:span text:style-name="Strong_20_Emphasis"><text:span text:style-name="T30"><text:reference-ref text:reference-format="text" text:ref-name="Distributie">Ubuntu</text:reference-ref></text:span></text:span><text:span text:style-name="Strong_20_Emphasis"><text:span text:style-name="T30"><text:s/></text:span></text:span><text:span text:style-name="Strong_20_Emphasis"><text:span text:style-name="T30"><text:reference-ref text:reference-format="text" text:ref-name="Versie">20.04 LTS</text:reference-ref></text:span></text:span><text:span text:style-name="Strong_20_Emphasis"><text:span text:style-name="T30"><text:s/></text:span></text:span><text:span text:style-name="Strong_20_Emphasis"><text:span text:style-name="T30"><text:reference-ref text:reference-format="text" text:ref-name="Editie">desktop</text:reference-ref></text:span></text:span><text:span text:style-name="Strong_20_Emphasis"><text:span text:style-name="T30"><text:s/></text:span></text:span><text:span text:style-name="Strong_20_Emphasis"><text:span text:style-name="T31">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28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6"><text:span text:style-name="Strong_20_Emphasis"><text:span text:style-name="T27"><text:s/></text:span></text:span><text:span text:style-name="Strong_20_Emphasis"><text:span text:style-name="T34"><draw:control text:anchor-type="as-char" draw:z-index="4" draw:name="Vorm3" draw:style-name="gr1" draw:text-style-name="P44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8"><text:span text:style-name="Strong_20_Emphasis"><text:span text:style-name="T35">O</text:span></text:span><text:span text:style-name="Strong_20_Emphasis"><text:span text:style-name="T36">p </text:span></text:span><text:span text:style-name="Strong_20_Emphasis"><text:span text:style-name="T37">het </text:span></text:span><text:span text:style-name="Strong_20_Emphasis"><text:span text:style-name="T38">scherm </text:span></text:span><text:span text:style-name="Strong_20_Emphasis"><text:span text:style-name="T58">Toetsenbord</text:span></text:span><text:span text:style-name="Strong_20_Emphasis"><text:span text:style-name="T59">indeling</text:span></text:span><text:span text:style-name="Strong_20_Emphasis"><text:span text:style-name="T38"> </text:span></text:span><text:span text:style-name="Strong_20_Emphasis"><text:span text:style-name="T40">kies </text:span></text:span><text:span text:style-name="Strong_20_Emphasis"><text:span text:style-name="T60">English (</text:span></text:span><text:span text:style-name="Strong_20_Emphasis"><text:span text:style-name="T61">GB</text:span></text:span><text:span text:style-name="Strong_20_Emphasis"><text:span text:style-name="T60">)</text:span></text:span><text:span text:style-name="Strong_20_Emphasis"><text:span text:style-name="T41"> </text:span></text:span><text:span text:style-name="Strong_20_Emphasis"><text:span text:style-name="T39">en </text:span></text:span><text:span text:style-name="Strong_20_Emphasis"><text:span text:style-name="T35">klik </text:span></text:span><text:span text:style-name="Strong_20_Emphasis"><text:span text:style-name="T38">op </text:span></text:span><text:span text:style-name="Strong_20_Emphasis"><text:span text:style-name="T47">Verder</text:span></text:span><text:span text:style-name="Strong_20_Emphasis"><text:span text:style-name="T38">.</text:span></text:span></text:p>
          </table:table-cell>
        </table:table-row>
      </table:table>
      <text:p text:style-name="P5"/>
      <text:list xml:id="list84445945420213" text:continue-numbering="true" text:style-name="L1">
        <text:list-item>
          <text:p text:style-name="P42">Installatie afronden</text:p>
        </text:list-item>
      </text:list>
      <text:p text:style-name="P17"><text:span text:style-name="Emphasis"><text:span text:style-name="T8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27"><text:s/></text:span></text:span><text:span text:style-name="Strong_20_Emphasis"><text:span text:style-name="T34"><draw:control text:anchor-type="as-char" draw:z-index="0" draw:name="Vorm4" draw:style-name="gr1" draw:text-style-name="P44" svg:width="0.35cm" svg:height="0.35cm" draw:control="control1"/></text:span></text:span></text:p>
          </table:table-cell>
          <table:table-cell table:style-name="_33_._5f_Installatie_5f_afronden.A1" office:value-type="string">
            <text:p text:style-name="P29"><text:span text:style-name="Strong_20_Emphasis"><text:span text:style-name="T28">Volg </text:span></text:span><text:span text:style-name="Strong_20_Emphasis"><text:span text:style-name="T31">de stappen in </text:span></text:span><text:span text:style-name="Strong_20_Emphasis"><text:span text:style-name="T30">Checklist installatie </text:span></text:span><text:span text:style-name="Strong_20_Emphasis"><text:span text:style-name="T30"><text:reference-ref text:reference-format="text" text:ref-name="Distributie">Ubuntu</text:reference-ref></text:span></text:span><text:span text:style-name="Strong_20_Emphasis"><text:span text:style-name="T30"><text:s/></text:span></text:span><text:span text:style-name="Strong_20_Emphasis"><text:span text:style-name="T30"><text:reference-ref text:reference-format="text" text:ref-name="Versie">20.04 LTS</text:reference-ref></text:span></text:span><text:span text:style-name="Strong_20_Emphasis"><text:span text:style-name="T30"><text:s/></text:span></text:span><text:span text:style-name="Strong_20_Emphasis"><text:span text:style-name="T30"><text:reference-ref text:reference-format="text" text:ref-name="Editie">desktop</text:reference-ref></text:span></text:span><text:span text:style-name="Strong_20_Emphasis"><text:span text:style-name="T30"><text:s/>met uitzondering van de 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29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><text:span text:style-name="Strong_20_Emphasis"><text:span text:style-name="T27"/></text:span></text:p>
          </table:table-cell>
          <table:table-cell table:style-name="_33_._5f_Installatie_5f_afronden.A1" office:value-type="string">
            <text:p text:style-name="P33"><text:span text:style-name="T98">Als stap 2. </text:span><text:span text:style-name="T100">de </text:span><text:span text:style-name="T101">toetsenbordindelin</text:span><text:span text:style-name="T102">g </text:span><text:span text:style-name="T98">is vergeten </text:span><text:span text:style-name="T99">bij de installatie</text:span><text:span text:style-name="T98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><text:span text:style-name="Strong_20_Emphasis"><text:span text:style-name="T27"><text:s/></text:span></text:span><text:span text:style-name="Strong_20_Emphasis"><text:span text:style-name="T34"><draw:control text:anchor-type="as-char" draw:z-index="5" draw:name="Vorm5" draw:style-name="gr1" draw:text-style-name="P44" svg:width="0.35cm" svg:height="0.35cm" draw:control="control6"/></text:span></text:span></text:p>
          </table:table-cell>
          <table:table-cell table:style-name="_33_._5f_Installatie_5f_afronden.A1" office:value-type="string">
            <text:p text:style-name="P31"><text:span text:style-name="T14">W</text:span><text:span text:style-name="T7">ijzig de </text:span><text:span text:style-name="T14">toetsenbordindelin</text:span><text:span text:style-name="T15">g</text:span><text:span text:style-name="T10"> </text:span><text:span text:style-name="Strong_20_Emphasis"><text:span text:style-name="T23">via </text:span></text:span><text:span text:style-name="Strong_20_Emphasis"><text:span text:style-name="T19">een klik op </text:span></text:span><text:span text:style-name="Strong_20_Emphasis"><text:span text:style-name="T20">de </text:span></text:span><text:span text:style-name="Strong_20_Emphasis"><text:span text:style-name="T52">Super</text:span></text:span><text:span text:style-name="Strong_20_Emphasis"><text:span text:style-name="T20">-toets, </text:span></text:span><text:span text:style-name="Strong_20_Emphasis"><text:span text:style-name="T32">t</text:span></text:span><text:span text:style-name="Strong_20_Emphasis"><text:span text:style-name="T21">yp </text:span></text:span><text:span text:style-name="Strong_20_Emphasis"><text:span text:style-name="T42">toet</text:span></text:span><text:span text:style-name="Strong_20_Emphasis"><text:span text:style-name="T20"> </text:span></text:span><text:span text:style-name="Strong_20_Emphasis"><text:span text:style-name="T22">e</text:span></text:span><text:span text:style-name="Strong_20_Emphasis"><text:span text:style-name="T23">n </text:span></text:span><text:span text:style-name="Strong_20_Emphasis"><text:span text:style-name="T24">k</text:span></text:span><text:span text:style-name="Strong_20_Emphasis"><text:span text:style-name="T23">lik </text:span></text:span><text:span text:style-name="Strong_20_Emphasis"><text:span text:style-name="T26">bij </text:span></text:span><text:span text:style-name="Strong_20_Emphasis"><text:span text:style-name="T23"><text:s/></text:span></text:span><text:span text:style-name="Strong_20_Emphasis"><text:span text:style-name="T56">Instellingen </text:span></text:span><text:span text:style-name="Strong_20_Emphasis"><text:span text:style-name="T23">op het pictogram van </text:span></text:span><text:span text:style-name="Strong_20_Emphasis"><text:span text:style-name="T57">Regio en taal</text:span></text:span><text:span text:style-name="Strong_20_Emphasis"><text:span text:style-name="T25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><text:span text:style-name="Strong_20_Emphasis"><text:span text:style-name="T27"><text:s/></text:span></text:span><text:span text:style-name="Strong_20_Emphasis"><text:span text:style-name="T34"><draw:control text:anchor-type="as-char" draw:z-index="6" draw:name="Vorm6" draw:style-name="gr1" draw:text-style-name="P44" svg:width="0.35cm" svg:height="0.35cm" draw:control="control7"/></text:span></text:span></text:p>
          </table:table-cell>
          <table:table-cell table:style-name="_33_._5f_Installatie_5f_afronden.A1" office:value-type="string">
            <text:p text:style-name="P32"><text:span text:style-name="T11">O</text:span><text:span text:style-name="T7">nder </text:span><text:span text:style-name="Strong_20_Emphasis"><text:span text:style-name="T54">I</text:span></text:span><text:span text:style-name="Strong_20_Emphasis"><text:span text:style-name="T53">nvoerbron</text:span></text:span><text:span text:style-name="T7"> </text:span><text:span text:style-name="T10">klik </text:span><text:span text:style-name="T7">op </text:span><text:span text:style-name="Strong_20_Emphasis"><text:span text:style-name="T53">+</text:span></text:span><text:span text:style-name="T7"> </text:span><text:span text:style-name="T9">(plus-teken), </text:span><text:span text:style-name="T18">klik</text:span><text:span text:style-name="T17"> op </text:span><text:span text:style-name="T45">⋮</text:span><text:span text:style-name="T17">,</text:span><text:span text:style-name="T9"> </text:span><text:span text:style-name="T18">klik op </text:span><text:span text:style-name="T46">Overige</text:span><text:span text:style-name="T18">, <text:line-break/>klik op</text:span><text:span text:style-name="T7"> </text:span><text:span text:style-name="Strong_20_Emphasis"><text:span text:style-name="T53">Engels (</text:span></text:span><text:span text:style-name="Strong_20_Emphasis"><text:span text:style-name="T61">GB</text:span></text:span><text:span text:style-name="Strong_20_Emphasis"><text:span text:style-name="T53">)</text:span></text:span><text:span text:style-name="T7">, </text:span><text:span text:style-name="T18">en klik op </text:span><text:span text:style-name="T46">Toevoegen</text:span><text:span text:style-name="T7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><text:span text:style-name="Strong_20_Emphasis"><text:span text:style-name="T27"><text:s/></text:span></text:span><text:span text:style-name="Strong_20_Emphasis"><text:span text:style-name="T34"><draw:control text:anchor-type="as-char" draw:z-index="7" draw:name="Vorm7" draw:style-name="gr1" draw:text-style-name="P44" svg:width="0.35cm" svg:height="0.35cm" draw:control="control8"/></text:span></text:span></text:p>
          </table:table-cell>
          <table:table-cell table:style-name="_33_._5f_Installatie_5f_afronden.A1" office:value-type="string">
            <text:p text:style-name="P29"><text:span text:style-name="T16">Klik op regel </text:span><text:span text:style-name="T43">Engels (GB)</text:span><text:span text:style-name="T11"> </text:span><text:span text:style-name="T16">en klik op </text:span><text:span text:style-name="T44">^</text:span><text:span text:style-name="T16">, zodat </text:span><text:span text:style-name="T43">Engels (GB)</text:span><text:span text:style-name="T16"> </text:span><text:span text:style-name="T11">boven</text:span><text:span text:style-name="T16">aan staat</text:span><text:span text:style-name="T11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><text:span text:style-name="Strong_20_Emphasis"><text:span text:style-name="T27"><text:s/></text:span></text:span><text:span text:style-name="Strong_20_Emphasis"><text:span text:style-name="T34"><draw:control text:anchor-type="as-char" draw:z-index="8" draw:name="Vorm8" draw:style-name="gr1" draw:text-style-name="P44" svg:width="0.35cm" svg:height="0.35cm" draw:control="control9"/></text:span></text:span></text:p>
          </table:table-cell>
          <table:table-cell table:style-name="_33_._5f_Installatie_5f_afronden.A1" office:value-type="string">
            <text:p text:style-name="P29"><text:span text:style-name="T8">Sluit het scherm </text:span><text:span text:style-name="Strong_20_Emphasis"><text:span text:style-name="T55">Regio en taal</text:span></text:span><text:span text:style-name="T8">.</text:span></text:p>
          </table:table-cell>
        </table:table-row>
      </table:table>
      <text:p text:style-name="P15"/>
      <text:p text:style-name="P3"/>
      <text:list xml:id="list84447387523981" text:continue-numbering="true" text:style-name="L1">
        <text:list-item>
          <text:p text:style-name="P40">Gebruiker inrichten</text:p>
        </text:list-item>
      </text:list>
      <text:p text:style-name="P17"><text:span text:style-name="Emphasis"><text:span text:style-name="T85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6"><text:span text:style-name="Strong_20_Emphasis"><text:span text:style-name="T27"><text:s/></text:span></text:span><text:span text:style-name="Strong_20_Emphasis"><text:span text:style-name="T34"><draw:control text:anchor-type="as-char" draw:z-index="1" draw:name="Vorm9" draw:style-name="gr1" draw:text-style-name="P44" svg:width="0.35cm" svg:height="0.35cm" draw:control="control2"/></text:span></text:span></text:p>
          </table:table-cell>
          <table:table-cell table:style-name="_34_._5f_Gebruiker_5f_inrichten.A1" office:value-type="string">
            <text:p text:style-name="P30"><text:span text:style-name="Strong_20_Emphasis"><text:span text:style-name="T28">Volg de stappen in </text:span></text:span><text:span text:style-name="Strong_20_Emphasis"><text:span text:style-name="T30">Checklist installatie </text:span></text:span><text:span text:style-name="Strong_20_Emphasis"><text:span text:style-name="T30"><text:reference-ref text:reference-format="text" text:ref-name="Distributie">Ubuntu</text:reference-ref></text:span></text:span><text:span text:style-name="Strong_20_Emphasis"><text:span text:style-name="T30"><text:s/></text:span></text:span><text:span text:style-name="Strong_20_Emphasis"><text:span text:style-name="T30"><text:reference-ref text:reference-format="text" text:ref-name="Versie">20.04 LTS</text:reference-ref></text:span></text:span><text:span text:style-name="Strong_20_Emphasis"><text:span text:style-name="T30"><text:s/></text:span></text:span><text:span text:style-name="Strong_20_Emphasis"><text:span text:style-name="T30"><text:reference-ref text:reference-format="text" text:ref-name="Editie">desktop</text:reference-ref></text:span></text:span><text:span text:style-name="Strong_20_Emphasis"><text:span text:style-name="T30">.</text:span></text:span></text:p>
          </table:table-cell>
        </table:table-row>
      </table:table>
      <text:p text:style-name="P16"/>
      <text:p text:style-name="P10"/>
      <text:p text:style-name="P23"><text:span text:style-name="T76">De installatie van </text:span><text:span text:style-name="T76"><text:reference-ref text:reference-format="text" text:ref-name="Distributie">Ubuntu</text:reference-ref></text:span><text:span text:style-name="T76"><text:s/></text:span><text:span text:style-name="T77"><text:reference-ref text:reference-format="text" text:ref-name="Versie">20.04 LTS</text:reference-ref></text:span><text:span text:style-name="T76"><text:s/></text:span><text:span text:style-name="T76"><text:reference-ref text:reference-format="text" text:ref-name="Editie">desktop</text:reference-ref></text:span><text:span text:style-name="T76"><text:s/></text:span><text:span text:style-name="T78">op </text:span><text:span text:style-name="T78"><text:reference-ref text:reference-format="text" text:ref-name="Computernaam">pc-van-ella</text:reference-ref></text:span><text:span text:style-name="T78"><text:s/></text:span><text:span text:style-name="T76">is voltooid.</text:span></text:p>
      <text:p text:style-name="P24"><text:span text:style-name="T86"><text:line-break/>Einde c</text:span><text:span text:style-name="T75">hecklist.</text:span></text:p>
      <text:p text:style-name="P9"/>
      <text:p text:style-name="P22"><text:span text:style-name="T33">Geschreven</text:span><text:span text:style-name="T12"> door Karel Zimmer &lt;</text:span><text:a xlink:type="simple" xlink:href="mailto:info@karelzimmer.nl" text:style-name="Internet_20_link" text:visited-style-name="Visited_20_Internet_20_Link">info@karelzimmer.nl</text:a><text:span text:style-name="T12">&gt;</text:span><text:span text:style-name="T13">.</text:span></text:p>
      <text:p text:style-name="P11"/>
      <text:p text:style-name="P25"><text:span text:style-name="T95">Auteursrecht </text:span><text:span text:style-name="Strong_20_Emphasis"><text:span text:style-name="T94">© </text:span></text:span><text:span text:style-name="Strong_20_Emphasis"><text:span text:style-name="T93">2</text:span></text:span><text:span text:style-name="T95">020 Karel Zimmer.</text:span></text:p>
      <text:p text:style-name="P27"/>
      <text:p text:style-name="P26"><text:span text:style-name="T96">Creative Commons Naamsvermelding-GelijkDelen Internationaal</text:span><text:span text:style-name="T97">-</text:span><text:span text:style-name="T96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96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3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Ubuntu 20.04 LTS desktop pc-van-ella</text:file-name><text:tab/><text:date style:data-style-name="N36" text:date-value="2021-07-30T08:44:45.798802343">30-07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7-30T08:44:45.703306718</dc:date>
    <meta:printed-by>Karel Zimmer</meta:printed-by>
    <meta:print-date>2012-07-13T13:55:28</meta:print-date>
    <meta:keyword>Installatie</meta:keyword>
    <meta:keyword>Checklist</meta:keyword>
    <meta:keyword>Linux</meta:keyword>
    <meta:editing-cycles>3069</meta:editing-cycles>
    <meta:editing-duration>P7DT6H48M52S</meta:editing-duration>
    <dc:creator>Karel Zimmer</dc:creator>
    <meta:document-statistic meta:table-count="4" meta:image-count="0" meta:object-count="0" meta:page-count="2" meta:paragraph-count="38" meta:word-count="234" meta:character-count="1644" meta:non-whitespace-character-count="1426"/>
    <meta:user-defined meta:name="Info 1"/>
    <meta:user-defined meta:name="Info 2"/>
    <meta:user-defined meta:name="Info 3"/>
    <meta:user-defined meta:name="Info 4"/>
  </office:meta>
</office:document-meta>
</file>